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a20bf" officeooo:paragraph-rsid="000a20bf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a20bf" officeooo:paragraph-rsid="000a20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0c585d" officeooo:paragraph-rsid="000c585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0fdcbb" officeooo:paragraph-rsid="000fdcb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officeooo:rsid="0011aaff" officeooo:paragraph-rsid="0011aa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fo:font-weight="normal" officeooo:rsid="00176b4c" officeooo:paragraph-rsid="00176b4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76b4c" officeooo:paragraph-rsid="00176b4c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c7c2f" officeooo:paragraph-rsid="001c7c2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fo:font-size="12pt" fo:font-weight="normal" officeooo:rsid="001c7c2f" officeooo:paragraph-rsid="001c7c2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cc9c2" officeooo:paragraph-rsid="001cc9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size="12pt" fo:font-weight="normal" officeooo:rsid="001da23c" officeooo:paragraph-rsid="001da23c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da23c" officeooo:paragraph-rsid="001da23c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e8730" officeooo:paragraph-rsid="001e8730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eec48" officeooo:paragraph-rsid="001eec4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200%" fo:text-align="start" style:justify-single-word="false"/>
      <style:text-properties fo:font-size="12pt" fo:font-weight="bold" officeooo:rsid="000c585d" officeooo:paragraph-rsid="000c585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fo:font-size="12pt" fo:font-weight="bold" officeooo:rsid="000fffbf" officeooo:paragraph-rsid="000fffb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fo:font-size="12pt" fo:font-weight="bold" officeooo:rsid="0011aaff" officeooo:paragraph-rsid="0011aaf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fo:font-size="12pt" fo:font-weight="bold" officeooo:rsid="00168cf0" officeooo:paragraph-rsid="00168cf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fo:font-size="12pt" fo:font-weight="bold" officeooo:rsid="001da23c" officeooo:paragraph-rsid="001da23c" style:font-size-asian="10.5pt" style:font-weight-asian="bold" style:font-size-complex="12pt" style:font-weight-complex="bold"/>
    </style:style>
    <style:style style:name="T1" style:family="text">
      <style:text-properties officeooo:rsid="000a779e"/>
    </style:style>
    <style:style style:name="T2" style:family="text">
      <style:text-properties officeooo:rsid="000fdcb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bfc7" style:font-weight-asian="normal" style:font-weight-complex="normal"/>
    </style:style>
    <style:style style:name="T5" style:family="text">
      <style:text-properties fo:font-weight="normal" officeooo:rsid="0011aaff" style:font-weight-asian="normal" style:font-weight-complex="normal"/>
    </style:style>
    <style:style style:name="T6" style:family="text">
      <style:text-properties fo:font-weight="normal" officeooo:rsid="001222e7" style:font-weight-asian="normal" style:font-weight-complex="normal"/>
    </style:style>
    <style:style style:name="T7" style:family="text">
      <style:text-properties officeooo:rsid="00141598"/>
    </style:style>
    <style:style style:name="T8" style:family="text">
      <style:text-properties officeooo:rsid="00176b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Modes</text:p>
      <text:p text:style-name="P2">The seven position rotary switch allows the selection of seven different modes. Each mode assigns different functions to the four pushbuttons located at the top of the unit. <text:span text:style-name="T1">The raspberry pi handles all processing and logic functions for the modes.</text:span></text:p>
      <text:p text:style-name="P3"/>
      <text:p text:style-name="P3">Mode details, in clockwise order beginning from the bottom leftmost position:</text:p>
      <text:p text:style-name="P3"/>
      <text:p text:style-name="P15">POSITION 1: OFF</text:p>
      <text:p text:style-name="P3">The clock is shut off. The board and raspi remain powered on, but the nixie tubes are shut down, and no sound is played. <text:span text:style-name="T2">The pushbuttons are not mapped to anything in this mode.</text:span></text:p>
      <text:p text:style-name="P3"/>
      <text:p text:style-name="P15">POSITION 2: <text:span text:style-name="T2">CLOCK</text:span></text:p>
      <text:p text:style-name="P4">The nixie tubes are enabled and display the current time in either 12/24 hour mode, depending on the configuration file’s setting. <text:span text:style-name="T8">The pushbuttons change the display between current time, day of week, and day/month/year.</text:span></text:p>
      <text:p text:style-name="P4"/>
      <text:p text:style-name="P16">POSITION 3: ALARM</text:p>
      <text:p text:style-name="P16"><text:span text:style-name="T3">Identical to the previous mode, but a daily alarm is enabled at a stored time. When the time is reached, a random audio track is played out of a folder, and continues until this mode is disabled. </text:span><text:span text:style-name="T4">The +/- pushbuttons set the alarm time, </text:span><text:span text:style-name="T5">and the &lt;/&gt; pushbuttons set the specified volume percentage in steps of 10%.</text:span><text:span text:style-name="T4"> A change to the alarm time will change the tubes to display this new value for a few seconds, before reverting to the 24 hour time. </text:span><text:span text:style-name="T6">Similarly, a change to the volume will display the new percentage for a few seconds before reverting.</text:span></text:p>
      <text:p text:style-name="P16"><text:span text:style-name="T4"/></text:p>
      <text:p text:style-name="P17"><text:soft-page-break/>POSITION 4: DIVERGE</text:p>
      <text:p text:style-name="P17"><text:span text:style-name="T3">???</text:span></text:p>
      <text:p text:style-name="P17"><text:span text:style-name="T3"/></text:p>
      <text:p text:style-name="P17">POSITION 5: MUSIC</text:p>
      <text:p text:style-name="P5">In this mode, the tubes display the currently selected track, <text:span text:style-name="T7">and the total number of valid tracks in the folder. Similarly to the alarm mode, the &lt;/&gt; sets the volume, and +/- controls the currently selected track. Tracks play sequentially, and loop until the mode is disabled. A change in volume will momentarily change the display to reflect the new setting, as in ALARM mode.</text:span></text:p>
      <text:p text:style-name="P5"/>
      <text:p text:style-name="P18">POSITION 6: STATUS</text:p>
      <text:p text:style-name="P6">In this mode, the tubes display the varying statuses:</text:p>
      <text:list xml:id="list2186042430085569386" text:style-name="L1">
        <text:list-item>
          <text:p text:style-name="P7">Current ambient temperature.</text:p>
        </text:list-item>
        <text:list-item>
          <text:p text:style-name="P7">Current ambient humidity.</text:p>
        </text:list-item>
        <text:list-item>
          <text:p text:style-name="P8">Uptime in seconds.</text:p>
        </text:list-item>
        <text:list-item>
          <text:p text:style-name="P10">Current IP, if connected.</text:p>
        </text:list-item>
        <text:list-item>
          <text:p text:style-name="P8">MAC address.</text:p>
        </text:list-item>
      </text:list>
      <text:p text:style-name="P9"/>
      <text:p text:style-name="P19">POSITION 7: EDIT</text:p>
      <text:p text:style-name="P11">This mode lets you set the currently active date and time. &lt;/&gt; control the active setting, and +/- change the value. The longer +/- are held, the more the value changes.</text:p>
      <text:p text:style-name="P11">Settings:</text:p>
      <text:list xml:id="list1635990402233818246" text:style-name="L2">
        <text:list-item>
          <text:p text:style-name="P12">Seconds</text:p>
        </text:list-item>
        <text:list-item>
          <text:p text:style-name="P12">Minutes</text:p>
        </text:list-item>
        <text:list-item>
          <text:p text:style-name="P12">Hours</text:p>
        </text:list-item>
        <text:list-item>
          <text:p text:style-name="P12"><text:soft-page-break/>Day of month</text:p>
        </text:list-item>
        <text:list-item>
          <text:p text:style-name="P12">Month</text:p>
        </text:list-item>
        <text:list-item>
          <text:p text:style-name="P12">Year</text:p>
        </text:list-item>
        <text:list-item>
          <text:p text:style-name="P13">Timezone</text:p>
        </text:list-item>
        <text:list-item>
          <text:p text:style-name="P14">DST (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1.5.2$Linux_X86_64 LibreOffice_project/10m0$Build-2</meta:generator>
    <dc:date>2016-08-06T04:29:02.153462447</dc:date>
    <meta:editing-duration>PT27M7S</meta:editing-duration>
    <meta:editing-cycles>33</meta:editing-cycles>
    <meta:document-statistic meta:table-count="0" meta:image-count="0" meta:object-count="0" meta:page-count="3" meta:paragraph-count="31" meta:word-count="388" meta:character-count="2187" meta:non-whitespace-character-count="1843"/>
  </office:meta>
</office:document-meta>
</file>